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Helvetica Neue" svg:font-family="'Helvetica Neue', Helvetica-Normal, Helvetica, Corbel, Helmet, 'Free Sans', 'Droid Sans', sans-serif"/>
    <style:font-face style:name="Nimbus Mono L" svg:font-family="'Nimbus Mono L'"/>
    <style:font-face style:name="StarSymbol" svg:font-family="StarSymbol"/>
    <style:font-face style:name="Tahoma1" svg:font-family="Tahoma"/>
    <style:font-face style:name="monospace" svg:font-family="monospace, sans-serif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1cm" table:align="margins" style:writing-mode="lr-tb"/>
    </style:style>
    <style:style style:name="Taula2.A" style:family="table-column">
      <style:table-column-properties style:column-width="17.011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.011cm" table:align="margins" style:writing-mode="lr-tb"/>
    </style:style>
    <style:style style:name="Taula4.A" style:family="table-column">
      <style:table-column-properties style:column-width="17.011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.011cm" table:align="margins" style:writing-mode="lr-tb"/>
    </style:style>
    <style:style style:name="Taula5.A" style:family="table-column">
      <style:table-column-properties style:column-width="17.011cm" style:rel-column-width="65535*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.011cm" table:align="margins" style:writing-mode="lr-tb"/>
    </style:style>
    <style:style style:name="Taula6.A" style:family="table-column">
      <style:table-column-properties style:column-width="17.011cm" style:rel-column-width="65535*"/>
    </style:style>
    <style:style style:name="Taula6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1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6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2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2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444d1" fo:background-color="transparent" style:font-size-asian="16pt" style:font-weight-asian="bold" style:font-size-complex="16pt" style:language-complex="ar" style:country-complex="SA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2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3" style:family="paragraph" style:parent-style-name="Standard">
      <style:text-properties fo:color="#000000" style:font-name="aRIAL" fo:font-size="11pt" fo:language="ca" fo:country="ES" fo:font-style="normal" fo:font-weight="bold" officeooo:rsid="00eb0183" officeooo:paragraph-rsid="00eb0183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4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444d1" style:language-complex="ar" style:country-complex="SA"/>
    </style:style>
    <style:style style:name="P35" style:family="paragraph" style:parent-style-name="Text_20_body">
      <style:text-properties style:use-window-font-color="true" style:text-position="0% 100%" style:font-name="Arial2" fo:font-size="11pt" fo:language="ca" fo:country="ES" fo:font-style="normal" fo:font-weight="bold" officeooo:rsid="00dee450" officeooo:paragraph-rsid="00d77502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b018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9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1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P42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43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44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45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46" style:family="paragraph" style:parent-style-name="Text_20_body" style:list-style-name="L8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47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48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49" style:family="paragraph" style:parent-style-name="Text_20_body" style:list-style-name="L11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50" style:family="paragraph" style:parent-style-name="Text_20_body" style:list-style-name="L12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51" style:family="paragraph" style:parent-style-name="Text_20_body" style:list-style-name="L13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52" style:family="paragraph" style:parent-style-name="Text_20_body" style:list-style-name="L14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53" style:family="paragraph" style:parent-style-name="Text_20_body" style:list-style-name="L16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54" style:family="paragraph" style:parent-style-name="Text_20_body" style:list-style-name="L18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55" style:family="paragraph" style:parent-style-name="Text_20_body" style:list-style-name="L15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P56" style:family="paragraph" style:parent-style-name="Text_20_body" style:list-style-name="L17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P57" style:family="paragraph" style:parent-style-name="Text_20_body">
      <style:paragraph-properties fo:margin-top="0cm" fo:margin-bottom="0cm" loext:contextual-spacing="false" fo:text-align="center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eb0183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eb0183" officeooo:paragraph-rsid="00eb98e4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eb0183" officeooo:paragraph-rsid="00ecf68d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61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62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444d1" style:language-complex="ar" style:country-complex="SA"/>
    </style:style>
    <style:style style:name="P63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6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officeooo:rsid="00e66574" officeooo:paragraph-rsid="00e66574" style:font-size-asian="11pt" style:font-name-complex="Arial" style:language-complex="ar" style:country-complex="SA"/>
    </style:style>
    <style:style style:name="P65" style:family="paragraph" style:parent-style-name="Normal_20__28_Web_29_">
      <style:paragraph-properties fo:margin-top="0cm" fo:margin-bottom="0cm" loext:contextual-spacing="false" fo:text-align="center" style:justify-single-word="false" fo:break-before="page" fo:background-color="#c0c0c0">
        <style:background-image/>
      </style:paragraph-properties>
      <style:text-properties style:use-window-font-color="true" style:text-position="0% 100%" style:font-name="Times New Roman" fo:font-size="11pt" fo:language="ca" fo:country="ES" fo:font-style="normal" fo:font-weight="normal" officeooo:rsid="00eb0183" officeooo:paragraph-rsid="00eb018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fo:margin-top="0cm" fo:margin-bottom="0cm" loext:contextual-spacing="false" fo:text-align="center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67" style:family="paragraph" style:parent-style-name="Preformatted_20_Text">
      <style:text-properties officeooo:rsid="00eb0183" officeooo:paragraph-rsid="00eb0183"/>
    </style:style>
    <style:style style:name="P68" style:family="paragraph" style:parent-style-name="Preformatted_20_Text">
      <style:text-properties officeooo:rsid="00eb0183" officeooo:paragraph-rsid="00eb98e4"/>
    </style:style>
    <style:style style:name="P69" style:family="paragraph" style:parent-style-name="Preformatted_20_Text">
      <style:text-properties officeooo:paragraph-rsid="00eb0183"/>
    </style:style>
    <style:style style:name="P70" style:family="paragraph" style:parent-style-name="Preformatted_20_Text">
      <style:text-properties officeooo:rsid="00eb98e4" officeooo:paragraph-rsid="00eb98e4"/>
    </style:style>
    <style:style style:name="P71" style:family="paragraph" style:parent-style-name="Preformatted_20_Text">
      <style:text-properties officeooo:paragraph-rsid="00eb98e4"/>
    </style:style>
    <style:style style:name="P72" style:family="paragraph" style:parent-style-name="Preformatted_20_Text">
      <style:text-properties officeooo:rsid="00ecf68d" officeooo:paragraph-rsid="00ecf68d"/>
    </style:style>
    <style:style style:name="P73" style:family="paragraph" style:parent-style-name="Preformatted_20_Text">
      <style:text-properties officeooo:paragraph-rsid="00ecf68d"/>
    </style:style>
    <style:style style:name="P74" style:family="paragraph" style:parent-style-name="Preformatted_20_Text">
      <style:text-properties officeooo:rsid="00eebcef" officeooo:paragraph-rsid="00eebcef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808080" style:font-name="monospace" fo:font-size="8.25pt" fo:letter-spacing="normal" fo:font-style="italic" fo:font-weight="normal" fo:background-color="transparent" fo:padding="0cm" fo:border="none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monospace" fo:font-size="8.25pt" fo:letter-spacing="normal" fo:font-style="normal" fo:font-weight="normal" fo:background-color="transparent" fo:padding="0cm" fo:border="none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fo:letter-spacing="normal" fo:background-color="transparent" fo:padding="0cm" fo:border="none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</style:style>
    <style:style style:name="P79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 fo:padding="0cm" fo:border="none"/>
      <style:text-properties fo:font-variant="normal" fo:text-transform="none" fo:color="#66cc66" style:font-name="monospace" fo:font-size="8.25pt" fo:letter-spacing="normal" fo:font-style="normal" fo:font-weight="normal" fo:background-color="transparent" fo:padding="0cm" fo:border="none"/>
    </style:style>
    <style:style style:name="P80" style:family="paragraph" style:parent-style-name="Preformatted_20_Text">
      <style:paragraph-properties fo:margin-left="0cm" fo:margin-right="0cm" fo:widows="1" fo:text-indent="0cm" style:auto-text-indent="false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81" style:family="paragraph" style:parent-style-name="Preformatted_20_Text">
      <style:paragraph-properties fo:margin-top="0cm" fo:margin-bottom="0.499cm" loext:contextual-spacing="false"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82" style:family="paragraph" style:parent-style-name="Preformatted_20_Text">
      <style:paragraph-properties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83" style:family="paragraph" style:parent-style-name="Preformatted_20_Text">
      <style:paragraph-properties fo:margin-top="0cm" fo:margin-bottom="0cm" loext:contextual-spacing="false" fo:text-align="center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ecf68d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color="#000000" officeooo:rsid="00788bab"/>
    </style:style>
    <style:style style:name="T15" style:family="text">
      <style:text-properties fo:color="#000000" officeooo:rsid="00d77502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66574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size-complex="11pt" style:font-weight-complex="bold"/>
    </style:style>
    <style:style style:name="T20" style:family="text">
      <style:text-properties fo:font-weight="bold" officeooo:rsid="00d77502" style:font-weight-asian="bold" style:font-size-complex="11pt" style:font-weight-complex="bold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font-variant="normal" fo:text-transform="none" fo:letter-spacing="normal" fo:font-weight="bold" style:font-weight-asian="bold" style:font-weight-complex="bold"/>
    </style:style>
    <style:style style:name="T23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variant="normal" fo:text-transform="none" fo:color="#000000" style:font-name="monospace" fo:font-size="8.25pt" fo:letter-spacing="normal" fo:font-style="normal" fo:font-weight="normal" fo:background-color="transparent" loext:char-shading-value="0" fo:padding="0cm" fo:border="none"/>
    </style:style>
    <style:style style:name="T25" style:family="text">
      <style:text-properties fo:font-variant="normal" fo:text-transform="none" fo:color="#000000" fo:letter-spacing="normal" fo:background-color="transparent" loext:char-shading-value="0" fo:padding="0cm" fo:border="none"/>
    </style:style>
    <style:style style:name="T26" style:family="text">
      <style:text-properties fo:font-variant="normal" fo:text-transform="none" fo:color="#b1b100" style:font-name="monospace" fo:font-size="8.25pt" fo:letter-spacing="normal" fo:font-style="normal" fo:font-weight="normal" fo:background-color="transparent" loext:char-shading-value="0" fo:padding="0cm" fo:border="none"/>
    </style:style>
    <style:style style:name="T27" style:family="text">
      <style:text-properties fo:font-variant="normal" fo:text-transform="none" fo:color="#993333" style:font-name="monospace" fo:font-size="8.25pt" fo:letter-spacing="normal" fo:font-style="normal" fo:font-weight="normal" fo:background-color="transparent" loext:char-shading-value="0" fo:padding="0cm" fo:border="none"/>
    </style:style>
    <style:style style:name="T28" style:family="text">
      <style:text-properties fo:font-variant="normal" fo:text-transform="none" fo:color="#66cc66" style:font-name="monospace" fo:font-size="8.25pt" fo:letter-spacing="normal" fo:font-style="normal" fo:font-weight="normal" fo:background-color="transparent" loext:char-shading-value="0" fo:padding="0cm" fo:border="none"/>
    </style:style>
    <style:style style:name="T29" style:family="text">
      <style:text-properties fo:font-variant="normal" fo:text-transform="none" fo:color="#000066" style:text-line-through-style="none" style:text-line-through-type="none" style:font-name="monospace" fo:font-size="8.2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30" style:family="text">
      <style:text-properties fo:font-variant="normal" fo:text-transform="none" fo:color="#cc66cc" style:font-name="monospace" fo:font-size="8.25pt" fo:letter-spacing="normal" fo:font-style="normal" fo:font-weight="normal" fo:background-color="transparent" loext:char-shading-value="0" fo:padding="0cm" fo:border="none"/>
    </style:style>
    <style:style style:name="T31" style:family="text">
      <style:text-properties fo:font-variant="normal" fo:text-transform="none" fo:color="#006600" style:font-name="monospace" fo:font-size="8.25pt" fo:letter-spacing="normal" fo:font-style="normal" fo:font-weight="normal" fo:background-color="transparent" loext:char-shading-value="0" fo:padding="0cm" fo:border="none"/>
    </style:style>
    <style:style style:name="T32" style:family="text">
      <style:text-properties fo:font-variant="normal" fo:text-transform="none" fo:color="#ff0000" style:font-name="monospace" fo:font-size="8.25pt" fo:letter-spacing="normal" fo:font-style="normal" fo:font-weight="normal" fo:background-color="transparent" loext:char-shading-value="0" fo:padding="0cm" fo:border="none"/>
    </style:style>
    <style:style style:name="T33" style:family="text">
      <style:text-properties fo:font-variant="normal" fo:text-transform="none" style:font-name="Arial2" fo:letter-spacing="normal" fo:font-weight="bold" style:font-name-asian="Times New Roman" style:font-weight-asian="bold" style:font-name-complex="Arial" style:font-weight-complex="bold" fo:padding="0cm" fo:border="none"/>
    </style:style>
    <style:style style:name="T34" style:family="text">
      <style:text-properties fo:font-variant="normal" fo:text-transform="none" style:font-name="Arial2" fo:letter-spacing="normal" fo:font-style="italic" fo:font-weight="bold" style:font-name-asian="Times New Roman" style:font-style-asian="italic" style:font-weight-asian="bold" style:font-name-complex="Arial" style:font-style-complex="italic" style:font-weight-complex="bold" fo:padding="0cm" fo:border="none"/>
    </style:style>
    <style:style style:name="T35" style:family="text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loext:char-shading-value="0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T36" style:family="text">
      <style:text-properties fo:font-variant="normal" fo:text-transform="none" style:use-window-font-color="true" style:text-line-through-style="none" style:text-line-through-type="none" style:text-position="0% 100%" style:font-name="Arial2" fo:font-size="11pt" fo:letter-spacing="normal" fo:language="ca" fo:country="ES" fo:font-style="normal" style:text-underline-style="none" fo:font-weight="bold" officeooo:rsid="00dee450" style:text-blinking="false" fo:background-color="transparent" loext:char-shading-value="0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T37" style:family="text">
      <style:text-properties fo:padding="0cm" fo:border="none"/>
    </style:style>
    <style:style style:name="T38" style:family="text">
      <style:text-properties style:font-name="monospace" fo:font-size="8.25pt" fo:font-style="normal" fo:font-weight="normal"/>
    </style:style>
    <style:style style:name="T39" style:family="text">
      <style:text-properties fo:font-size="12pt" fo:background-color="transparent" loext:char-shading-value="0" fo:padding="0cm" fo:border="none"/>
    </style:style>
    <style:style style:name="T40" style:family="text">
      <style:text-properties fo:color="#333333" style:text-line-through-style="none" style:text-line-through-type="none" fo:font-size="12pt" style:text-underline-style="none" style:text-blinking="false" fo:background-color="transparent" loext:char-shading-value="0" fo:padding="0cm" fo:border="none"/>
    </style:style>
    <style:style style:name="T41" style:family="text">
      <style:text-properties fo:color="#b1b100"/>
    </style:style>
    <style:style style:name="T42" style:family="text">
      <style:text-properties fo:color="#b1b100" style:font-name="monospace" fo:font-size="8.25pt" fo:font-style="normal" fo:font-weight="normal"/>
    </style:style>
    <style:style style:name="T43" style:family="text">
      <style:text-properties fo:color="#66cc66"/>
    </style:style>
    <style:style style:name="T44" style:family="text">
      <style:text-properties fo:color="#66cc66" style:font-name="monospace" fo:font-size="8.25pt" fo:font-style="normal" fo:font-weight="normal"/>
    </style:style>
    <style:style style:name="T45" style:family="text">
      <style:text-properties style:text-line-through-style="none" style:text-line-through-type="none" style:text-underline-style="none" style:text-blinking="false" fo:padding="0cm" fo:border="none"/>
    </style:style>
    <style:style style:name="T46" style:family="text">
      <style:text-properties fo:color="#993333" style:font-name="monospace" fo:font-size="8.25pt" fo:font-style="normal" fo:font-weight="normal"/>
    </style:style>
    <style:style style:name="T47" style:family="text">
      <style:text-properties fo:color="#006600" style:font-name="monospace" fo:font-size="8.25pt" fo:font-style="normal" fo:font-weight="normal"/>
    </style:style>
    <style:style style:name="T48" style:family="text">
      <style:text-properties fo:color="#cc66cc" style:font-name="monospace" fo:font-size="8.25pt" fo:font-style="normal" fo:font-weight="normal"/>
    </style:style>
    <style:style style:name="T49" style:family="text">
      <style:text-properties fo:color="#808080" style:font-name="monospace" fo:font-size="8.25pt" fo:font-style="italic" fo:font-weight="normal"/>
    </style:style>
    <style:style style:name="T50" style:family="text">
      <style:text-properties officeooo:rsid="00eb0183"/>
    </style:style>
    <style:style style:name="T51" style:family="text">
      <style:text-properties officeooo:rsid="00eb98e4"/>
    </style:style>
    <style:style style:name="T52" style:family="text">
      <style:text-properties officeooo:rsid="00ecf68d"/>
    </style:style>
    <style:style style:name="T53" style:family="text">
      <style:text-properties officeooo:rsid="00f032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0">CFG</text:span><text:span text:style-name="T8">S Administració de Sistemes Informàtics</text:span></text:p>
      <text:p text:style-name="P29">CFGS Desenvolupament d'Aplicacions Multiplataforma</text:p>
      <text:h text:style-name="P62" text:outline-level="1"><text:span text:style-name="T8">CFGS Desenvolupament d'Aplicacions </text:span><text:span text:style-name="T9">Web</text:span></text:h>
      <text:h text:style-name="P62" text:outline-level="1"><text:span text:style-name="T13">Mòdul 3</text:span><text:span text:style-name="T12"> – Programació bàsica</text:span></text:h>
      <text:h text:style-name="P63" text:outline-level="1">UF2 – <text:span text:style-name="T16">Programació modular</text:span></text:h>
      <text:p text:style-name="P28"><text:span text:style-name="T17">Exercicis de repàs amb solucions</text:span><text:span text:style-name="T7"> </text:span></text:p>
      <text:p text:style-name="P27"/>
      <text:p text:style-name="P24"/>
      <text:p text:style-name="P19"/>
      <text:p text:style-name="P21"/>
      <text:p text:style-name="P64"><text:span text:style-name="T20">E</text:span><text:span text:style-name="T19">xercicis</text:span><text:bookmark-start text:name="__DdeLink__3243_1392924193"/></text:p>
      <text:h text:style-name="P61" text:outline-level="1"><text:bookmark-end text:name="__DdeLink__3243_1392924193"/></text:h>
      <text:p text:style-name="P33">Us presentem una bateria de 4 exercicis extres. Trobareu les solucions al <text:a xlink:type="simple" xlink:href="#solucions" text:style-name="Internet_20_link" text:visited-style-name="Visited_20_Internet_20_Link">final del document</text:a>.</text:p>
      <text:p text:style-name="P32"/>
      <text:p text:style-name="P20"><text:span text:style-name="T14">E</text:span><text:span text:style-name="T15">XERCICI 1</text:span></text:p>
      <text:p text:style-name="P30"/>
      <text:p text:style-name="P35"><text:span text:style-name="T21">Feu un programa que cridi diversos cops un mètode amb un únic paràmetre de tipus enter. Aquest mètode escriu per pantalla tants símbols “*” com el valor del paràmetre.</text:span></text:p>
      <text:p text:style-name="P35"/>
      <text:p text:style-name="P16">EXERCICI 2</text:p>
      <text:p text:style-name="P16"/>
      <text:p text:style-name="P15"><text:span text:style-name="T22">Donat el codi font parcial del programa </text:span><text:span text:style-name="Source_20_Text"><text:span text:style-name="T33">DiaSetmana</text:span></text:span><text:span text:style-name="T22">, que es mostra tot seguit, completeu el mètode </text:span><text:span text:style-name="Source_20_Text"><text:span text:style-name="T34">diaDeLaSetmana</text:span></text:span><text:span text:style-name="T23">(inicialment buit)</text:span><text:span text:style-name="T22">, de manera que, donat un número de dia de la setmana (1-7), retorni el nom del dia (Dilluns…Diumenge). També ha de tenir en compte el cas que el valor d’entrada no sigui cap dia de la setmana.</text:span></text:p>
      <text:p text:style-name="P15"><text:span text:style-name="T22"/></text:p>
      <text:p text:style-name="P75">//Un programa que diu quin dia de la setmana és</text:p>
      <text:p text:style-name="P76"><text:span text:style-name="T41">public</text:span> <text:span text:style-name="T41">class</text:span> DiaSetmana <text:span text:style-name="T43">{</text:span></text:p>
      <text:p text:style-name="P77"/>
      <text:p text:style-name="P78"><text:span text:style-name="T25"><text:s text:c="2"/></text:span><text:span text:style-name="T26">public</text:span><text:span text:style-name="T24"> </text:span><text:span text:style-name="T26">static</text:span><text:span text:style-name="T24"> </text:span><text:span text:style-name="T27">void</text:span><text:span text:style-name="T24"> main </text:span><text:span text:style-name="T28">(</text:span><text:a xlink:type="simple" xlink:href="http://www.google.com/search?hl=en&amp;q=allinurl%3Astring+java.sun.com&amp;btnI=I%27m%20Feeling%20Lucky" text:style-name="Internet_20_link" text:visited-style-name="Visited_20_Internet_20_Link"><text:span text:style-name="T29">String</text:span></text:a><text:span text:style-name="T28">[]</text:span><text:span text:style-name="T24"> args</text:span><text:span text:style-name="T28">)</text:span><text:span text:style-name="T24"> </text:span><text:span text:style-name="T28">{</text:span></text:p>
      <text:p text:style-name="P77"><text:s text:c="4"/><text:span text:style-name="T38">DiaSetmana programa </text:span><text:span text:style-name="T44">=</text:span><text:span text:style-name="T38"> </text:span><text:span text:style-name="T42">new</text:span><text:span text:style-name="T38"> DiaSetmana</text:span><text:span text:style-name="T44">();</text:span></text:p>
      <text:p text:style-name="P77"><text:s text:c="4"/><text:span text:style-name="T38">programa.</text:span><text:span text:style-name="T47">inici</text:span><text:span text:style-name="T44">();</text:span></text:p>
      <text:p text:style-name="P77"><text:s text:c="2"/><text:span text:style-name="T44">}</text:span></text:p>
      <text:p text:style-name="P77"/>
      <text:p text:style-name="P77"><text:s text:c="2"/><text:span text:style-name="T42">public</text:span><text:span text:style-name="T38"> </text:span><text:span text:style-name="T46">void</text:span><text:span text:style-name="T38"> inici</text:span><text:span text:style-name="T44">()</text:span><text:span text:style-name="T38"> </text:span><text:span text:style-name="T44">{</text:span></text:p>
      <text:p text:style-name="P78"><text:span text:style-name="T25"><text:s text:c="4"/></text:span><text:a xlink:type="simple" xlink:href="http://www.google.com/search?hl=en&amp;q=allinurl%3Astring+java.sun.com&amp;btnI=I%27m%20Feeling%20Lucky" text:style-name="Internet_20_link" text:visited-style-name="Visited_20_Internet_20_Link"><text:span text:style-name="T29">String</text:span></text:a><text:span text:style-name="T24"> nom </text:span><text:span text:style-name="T28">=</text:span><text:span text:style-name="T24"> diaDeLaSetmana</text:span><text:span text:style-name="T28">(</text:span><text:span text:style-name="T30">3</text:span><text:span text:style-name="T28">);</text:span></text:p>
      <text:p text:style-name="P78"><text:span text:style-name="T25"><text:s text:c="4"/></text:span><text:a xlink:type="simple" xlink:href="http://www.google.com/search?hl=en&amp;q=allinurl%3Asystem+java.sun.com&amp;btnI=I%27m%20Feeling%20Lucky" text:style-name="Internet_20_link" text:visited-style-name="Visited_20_Internet_20_Link"><text:span text:style-name="T29">System</text:span></text:a><text:span text:style-name="T24">.</text:span><text:span text:style-name="T31">out</text:span><text:span text:style-name="T24">.</text:span><text:span text:style-name="T31">println</text:span><text:span text:style-name="T28">(</text:span><text:span text:style-name="T32">"El tercer dia de la setmana és "</text:span><text:span text:style-name="T24"> </text:span><text:span text:style-name="T28">+</text:span><text:span text:style-name="T24"> nom</text:span><text:span text:style-name="T28">);</text:span></text:p>
      <text:p text:style-name="P77"><text:s text:c="4"/><text:span text:style-name="T38">nom </text:span><text:span text:style-name="T44">=</text:span><text:span text:style-name="T38"> diaDeLaSetmana</text:span><text:span text:style-name="T44">(</text:span><text:span text:style-name="T48">5</text:span><text:span text:style-name="T44">);</text:span></text:p>
      <text:p text:style-name="P78"><text:span text:style-name="T25"><text:s text:c="4"/></text:span><text:a xlink:type="simple" xlink:href="http://www.google.com/search?hl=en&amp;q=allinurl%3Asystem+java.sun.com&amp;btnI=I%27m%20Feeling%20Lucky" text:style-name="Internet_20_link" text:visited-style-name="Visited_20_Internet_20_Link"><text:span text:style-name="T29">System</text:span></text:a><text:span text:style-name="T24">.</text:span><text:span text:style-name="T31">out</text:span><text:span text:style-name="T24">.</text:span><text:span text:style-name="T31">println</text:span><text:span text:style-name="T28">(</text:span><text:span text:style-name="T32">"El cinquè dia de la setmana és "</text:span><text:span text:style-name="T24"> </text:span><text:span text:style-name="T28">+</text:span><text:span text:style-name="T24"> nom</text:span><text:span text:style-name="T28">);</text:span></text:p>
      <text:p text:style-name="P77"><text:s text:c="4"/><text:span text:style-name="T38">nom </text:span><text:span text:style-name="T44">=</text:span><text:span text:style-name="T38"> diaDeLaSetmana</text:span><text:span text:style-name="T44">(</text:span><text:span text:style-name="T48">15</text:span><text:span text:style-name="T44">);</text:span></text:p>
      <text:p text:style-name="P78"><text:span text:style-name="T25"><text:s text:c="4"/></text:span><text:a xlink:type="simple" xlink:href="http://www.google.com/search?hl=en&amp;q=allinurl%3Asystem+java.sun.com&amp;btnI=I%27m%20Feeling%20Lucky" text:style-name="Internet_20_link" text:visited-style-name="Visited_20_Internet_20_Link"><text:span text:style-name="T29">System</text:span></text:a><text:span text:style-name="T24">.</text:span><text:span text:style-name="T31">out</text:span><text:span text:style-name="T24">.</text:span><text:span text:style-name="T31">println</text:span><text:span text:style-name="T28">(</text:span><text:span text:style-name="T32">"El quinzè dia de la setmana és "</text:span><text:span text:style-name="T24"> </text:span><text:span text:style-name="T28">+</text:span><text:span text:style-name="T24"> nom</text:span><text:span text:style-name="T28">);</text:span></text:p>
      <text:p text:style-name="P77"><text:s text:c="2"/><text:span text:style-name="T44">}</text:span></text:p>
      <text:p text:style-name="P77"/>
      <text:p text:style-name="P77"><text:s text:c="2"/><text:span text:style-name="T49">//Param. entrada: número del dia</text:span></text:p>
      <text:p text:style-name="P77"><text:s text:c="2"/><text:span text:style-name="T49">//Param. sortida: el nom del dia</text:span></text:p>
      <text:p text:style-name="P78"><text:span text:style-name="T25"><text:s text:c="2"/></text:span><text:span text:style-name="T26">public</text:span><text:span text:style-name="T24"> </text:span><text:a xlink:type="simple" xlink:href="http://www.google.com/search?hl=en&amp;q=allinurl%3Astring+java.sun.com&amp;btnI=I%27m%20Feeling%20Lucky" text:style-name="Internet_20_link" text:visited-style-name="Visited_20_Internet_20_Link"><text:span text:style-name="T29">String</text:span></text:a><text:span text:style-name="T24"> diaDeLaSetmana</text:span><text:span text:style-name="T28">(</text:span><text:span text:style-name="T27">int</text:span><text:span text:style-name="T24"> numDia</text:span><text:span text:style-name="T28">)</text:span><text:span text:style-name="T24"> </text:span><text:span text:style-name="T28">{</text:span></text:p>
      <text:p text:style-name="P77"><text:s text:c="4"/><text:span text:style-name="T49">//Poseu el vostre codi</text:span></text:p>
      <text:p text:style-name="P77"><text:s text:c="4"/><text:span text:style-name="T49">//...</text:span></text:p>
      <text:p text:style-name="P77"><text:s text:c="2"/><text:span text:style-name="T44">}</text:span></text:p>
      <text:p text:style-name="P79">}</text:p>
      <text:p text:style-name="P40">Si està correctament fet, a la pantalla hauria de veure’s.</text:p>
      <text:p text:style-name="P80"><text:soft-page-break/></text:p>
      <text:p text:style-name="P80">El tercer dia de la setmana és dimecres</text:p>
      <text:p text:style-name="P82">El cinquè dia de la setmana és divendres</text:p>
      <text:p text:style-name="P81">El quinze dia de la setmana és (No existeix aquest dia)</text:p>
      <text:p text:style-name="P15"/>
      <text:p text:style-name="P16">EXERCICI 3</text:p>
      <text:p text:style-name="P39">Escriu una funció que rebi per paràmetre una <text:span text:style-name="T53">paraula </text:span>i determini si és o no <text:span text:style-name="T53">un </text:span>palíndrom. És a dir, si és possible llegir-la en els dos sentits amb idèntic significat. Per exemple: radar.</text:p>
      <text:p text:style-name="P14"/>
      <text:p text:style-name="P36"/>
      <text:p text:style-name="P36">EXERCICI <text:span text:style-name="T50">4</text:span></text:p>
      <text:p text:style-name="P39"><text:span text:style-name="T50">Aprofita la funció de l'exercici 3 per crear un programa que entri una cadena per teclat i respongui si la cadena és o no un palíndrom</text:span>.</text:p>
      <text:p text:style-name="P38"/>
      <text:p text:style-name="P14"/>
      <text:p text:style-name="P17"/>
      <text:p text:style-name="P31"/>
      <text:p text:style-name="P65"><text:bookmark-start text:name="solucions"/><text:span text:style-name="T18">Solucions</text:span><text:bookmark-end text:name="solucions"/></text:p>
      <text:p text:style-name="P57"/>
      <text:p text:style-name="P58"><text:bookmark-start text:name="__DdeLink__403_1251646829"/>Exercici 1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67">public class EscriureEstrelles {</text:p>
            <text:p text:style-name="P67"><text:s text:c="4"/>public static void main (String[] args) {</text:p>
            <text:p text:style-name="P67"><text:s text:c="8"/>EscriureEstrelles programa = new EscriureEstrelles();</text:p>
            <text:p text:style-name="P67"><text:s text:c="8"/>programa.inici();</text:p>
            <text:p text:style-name="P67"><text:s text:c="4"/>}</text:p>
            <text:p text:style-name="P67"><text:s text:c="4"/></text:p>
            <text:p text:style-name="P67"><text:s text:c="4"/>public void inici() {</text:p>
            <text:p text:style-name="P67"><text:s text:c="8"/>estrellar(4);</text:p>
            <text:p text:style-name="P67"><text:s text:c="8"/>estrellar(10);</text:p>
            <text:p text:style-name="P67"><text:s text:c="8"/>estrellar(20);</text:p>
            <text:p text:style-name="P67"><text:s text:c="4"/>}</text:p>
            <text:p text:style-name="P67"><text:s text:c="4"/></text:p>
            <text:p text:style-name="P67"><text:s text:c="4"/>//Té un paràmetre d'entrada, de tipus enter</text:p>
            <text:p text:style-name="P67"><text:s text:c="4"/>public void estrellar(int a) {</text:p>
            <text:p text:style-name="P67"><text:s text:c="8"/>for(int i = 0; i &lt; a; i++) {</text:p>
            <text:p text:style-name="P67"><text:s text:c="12"/>System.out.print("*");</text:p>
            <text:p text:style-name="P67"><text:s text:c="8"/>}</text:p>
            <text:p text:style-name="P67"><text:s text:c="8"/>System.out.println();</text:p>
            <text:p text:style-name="P67"><text:s text:c="4"/>}</text:p>
            <text:p text:style-name="P67">}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bookmark-end text:name="__DdeLink__403_1251646829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8">Exercici 2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70">//Un programa que diu quin dia de la setmana és</text:p>
            <text:p text:style-name="P70">public class DiaSetmana {</text:p>
            <text:p text:style-name="P70"><text:s/></text:p>
            <text:p text:style-name="P70"><text:s text:c="4"/>public static void main (String[] args) {</text:p>
            <text:p text:style-name="P70"><text:s text:c="8"/>DiaSetmana programa = new DiaSetmana();</text:p>
            <text:p text:style-name="P70"><text:s text:c="8"/>programa.inici();</text:p>
            <text:p text:style-name="P70"><text:s text:c="4"/>}</text:p>
            <text:p text:style-name="P70"><text:s text:c="5"/></text:p>
            <text:p text:style-name="P70"><text:s text:c="4"/>public void inici() {</text:p>
            <text:p text:style-name="P70"><text:s text:c="8"/>String nom = diaDeLaSetmana(3);</text:p>
            <text:p text:style-name="P70"><text:s text:c="8"/>System.out.println("El tercer dia de la setmana és " + nom);</text:p>
            <text:p text:style-name="P70"><text:s text:c="8"/>nom = diaDeLaSetmana(5);</text:p>
            <text:p text:style-name="P70"><text:s text:c="8"/>System.out.println("El cinquè dia de la setmana és " + nom);</text:p>
            <text:p text:style-name="P70"><text:s text:c="8"/>nom = diaDeLaSetmana(15);</text:p>
            <text:p text:style-name="P70"><text:s text:c="8"/>System.out.println("El quinzè dia de la setmana és " + nom);</text:p>
            <text:p text:style-name="P70"><text:s text:c="4"/>}</text:p>
            <text:p text:style-name="P70"><text:s text:c="5"/></text:p>
            <text:p text:style-name="P70"><text:soft-page-break/><text:s text:c="4"/>//Param. entrada: número del dia</text:p>
            <text:p text:style-name="P70"><text:s text:c="4"/>//Param. sortida: el nom del dia</text:p>
            <text:p text:style-name="P70"><text:s text:c="4"/>public String diaDeLaSetmana(int numDia) {</text:p>
            <text:p text:style-name="P70"><text:s text:c="8"/>//Aquesta solució usa una estructura de selecció</text:p>
            <text:p text:style-name="P70"><text:s text:c="8"/>String nomDia = "(No existeix aquest dia)";</text:p>
            <text:p text:style-name="P70"><text:s text:c="8"/>switch(numDia){</text:p>
            <text:p text:style-name="P70"><text:s text:c="12"/>case 1:</text:p>
            <text:p text:style-name="P70"><text:s text:c="16"/>nomDia = "dilluns";</text:p>
            <text:p text:style-name="P70"><text:s text:c="16"/>break;</text:p>
            <text:p text:style-name="P70"><text:s text:c="12"/>case 2:</text:p>
            <text:p text:style-name="P70"><text:s text:c="16"/>nomDia = "dimarts";</text:p>
            <text:p text:style-name="P70"><text:s text:c="16"/>break;</text:p>
            <text:p text:style-name="P70"><text:s text:c="12"/>case 3:</text:p>
            <text:p text:style-name="P70"><text:s text:c="16"/>nomDia = "dimecres";</text:p>
            <text:p text:style-name="P70"><text:s text:c="16"/>break;</text:p>
            <text:p text:style-name="P70"><text:s text:c="12"/>case 4:</text:p>
            <text:p text:style-name="P70"><text:s text:c="16"/>nomDia = "dijous";</text:p>
            <text:p text:style-name="P70"><text:s text:c="16"/>break;</text:p>
            <text:p text:style-name="P70"><text:s text:c="12"/>case 5:</text:p>
            <text:p text:style-name="P70"><text:s text:c="16"/>nomDia = "divendres";</text:p>
            <text:p text:style-name="P70"><text:s text:c="16"/>break;</text:p>
            <text:p text:style-name="P70"><text:s text:c="12"/>case 6:</text:p>
            <text:p text:style-name="P70"><text:s text:c="16"/>nomDia = "dissabte";</text:p>
            <text:p text:style-name="P70"><text:s text:c="16"/>break;</text:p>
            <text:p text:style-name="P70"><text:s text:c="12"/>case 7:</text:p>
            <text:p text:style-name="P70"><text:s text:c="16"/>nomDia = "diumenge";</text:p>
            <text:p text:style-name="P70"><text:s text:c="16"/>break;</text:p>
            <text:p text:style-name="P70"><text:s text:c="8"/>}</text:p>
            <text:p text:style-name="P70"><text:s text:c="8"/>return nomDia;</text:p>
            <text:p text:style-name="P70"><text:s text:c="4"/>}</text:p>
            <text:p text:style-name="P70">}</text:p>
          </table:table-cell>
        </table:table-row>
      </table:table>
      <text:p text:style-name="P69"/>
      <text:p text:style-name="P66"/>
      <text:p text:style-name="P59"><text:bookmark-start text:name="__DdeLink__421_1251646829"/>Exercici <text:span text:style-name="T51">3</text:span>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72">public class Palindroms {</text:p>
            <text:p text:style-name="P72"><text:s text:c="4"/>boolean esPalindrom(String cadena){</text:p>
            <text:p text:style-name="P72"><text:s text:c="8"/>boolean iguals = true;</text:p>
            <text:p text:style-name="P72"><text:s text:c="8"/>int pos1=0;</text:p>
            <text:p text:style-name="P72"><text:s text:c="8"/>int pos2=cadena.length()-1;</text:p>
            <text:p text:style-name="P72"><text:s text:c="8"/></text:p>
            <text:p text:style-name="P72"><text:s text:c="8"/>while(pos1&lt;pos2 &amp;&amp; cadena.charAt(pos1)==cadena.charAt(pos2)){</text:p>
            <text:p text:style-name="P72"><text:s text:c="12"/>pos1++;</text:p>
            <text:p text:style-name="P72"><text:s text:c="12"/>pos2--;</text:p>
            <text:p text:style-name="P72"><text:s text:c="8"/>}</text:p>
            <text:p text:style-name="P72"><text:s text:c="8"/></text:p>
            <text:p text:style-name="P72"><text:s text:c="8"/>return pos1&gt;=pos2;</text:p>
            <text:p text:style-name="P72"><text:s text:c="4"/>}</text:p>
            <text:p text:style-name="P72"><text:s text:c="4"/></text:p>
            <text:p text:style-name="P72">}</text:p>
          </table:table-cell>
        </table:table-row>
      </table:table>
      <text:p text:style-name="P71"/>
      <text:p text:style-name="P71"/>
      <text:p text:style-name="P71"><text:bookmark-end text:name="__DdeLink__421_1251646829"/></text:p>
      <text:p text:style-name="P71"/>
      <text:p text:style-name="P71"><text:soft-page-break/></text:p>
      <text:p text:style-name="P60">Exercici <text:span text:style-name="T52">4</text:span>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74">public class Palindroms {</text:p>
            <text:p text:style-name="P74"><text:s text:c="2"/>public static void main(String[] args) {</text:p>
            <text:p text:style-name="P74"><text:s text:c="6"/>Palindroms programa = new Palindroms();</text:p>
            <text:p text:style-name="P74"><text:s text:c="6"/>programa.inici();</text:p>
            <text:p text:style-name="P74"><text:s text:c="2"/>}</text:p>
            <text:p text:style-name="P74"/>
            <text:p text:style-name="P74"><text:s text:c="2"/>public void inici() {</text:p>
            <text:p text:style-name="P74"><text:s text:c="6"/>Scanner scanner = new Scanner(System.in);</text:p>
            <text:p text:style-name="P74"><text:s text:c="6"/>String paraula;</text:p>
            <text:p text:style-name="P74"><text:s text:c="6"/>System.out.println("Aquest programa et demana una paraula i indica que"</text:p>
            <text:p text:style-name="P74"><text:s text:c="16"/>+ " la cadena escrita és o no palindroma"); <text:s text:c="7"/></text:p>
            <text:p text:style-name="P74"><text:s text:c="6"/>System.out.println("Escriu una paraula:");</text:p>
            <text:p text:style-name="P74"><text:s text:c="6"/>paraula = scanner.next();</text:p>
            <text:p text:style-name="P74"><text:s text:c="8"/></text:p>
            <text:p text:style-name="P74"><text:s text:c="6"/>if(esPalindrom(paraula)){</text:p>
            <text:p text:style-name="P74"><text:s text:c="10"/>System.out.println("La paraula " + paraula + " és un palíndrom");</text:p>
            <text:p text:style-name="P74"><text:s text:c="6"/>}else{</text:p>
            <text:p text:style-name="P74"><text:s text:c="10"/>System.out.println("La paraula " + paraula + " no és un palíndrom");</text:p>
            <text:p text:style-name="P74"><text:s text:c="6"/>}</text:p>
            <text:p text:style-name="P74"><text:s text:c="2"/>}</text:p>
            <text:p text:style-name="P74"><text:s text:c="4"/></text:p>
            <text:p text:style-name="P74"><text:s text:c="2"/>boolean esPalindrom(String cadena){</text:p>
            <text:p text:style-name="P74"><text:s text:c="6"/>boolean iguals = true;</text:p>
            <text:p text:style-name="P74"><text:s text:c="6"/>int pos1=0;</text:p>
            <text:p text:style-name="P74"><text:s text:c="6"/>int pos2=cadena.length()-1;</text:p>
            <text:p text:style-name="P74"><text:s text:c="8"/></text:p>
            <text:p text:style-name="P74"><text:s text:c="6"/>while(pos1&lt;pos2 &amp;&amp; cadena.charAt(pos1)==cadena.charAt(pos2)){</text:p>
            <text:p text:style-name="P74"><text:s text:c="10"/>pos1++;</text:p>
            <text:p text:style-name="P74"><text:s text:c="10"/>pos2--;</text:p>
            <text:p text:style-name="P74"><text:s text:c="6"/>}</text:p>
            <text:p text:style-name="P74"><text:s text:c="8"/></text:p>
            <text:p text:style-name="P74"><text:s text:c="6"/>return pos1&gt;=pos2;</text:p>
            <text:p text:style-name="P74"><text:s text:c="2"/>}</text:p>
            <text:p text:style-name="P74"><text:s text:c="4"/></text:p>
            <text:p text:style-name="P74">}</text:p>
          </table:table-cell>
        </table:table-row>
      </table:table>
      <text:p text:style-name="P73"/>
      <text:p text:style-name="P73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Helvetica Neue" svg:font-family="'Helvetica Neue', Helvetica-Normal, Helvetica, Corbel, Helmet, 'Free Sans', 'Droid Sans', sans-serif"/>
    <style:font-face style:name="Nimbus Mono L" svg:font-family="'Nimbus Mono L'"/>
    <style:font-face style:name="StarSymbol" svg:font-family="StarSymbol"/>
    <style:font-face style:name="Tahoma1" svg:font-family="Tahoma"/>
    <style:font-face style:name="monospace" svg:font-family="monospace, sans-serif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4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4</text:page-number></text:span><text:span text:style-name="Page_20_Number"><text:span text:style-name="MT4"> de </text:span></text:span><text:span text:style-name="MT4"><text:page-count style:num-format="1">5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5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30</meta:editing-cycles>
    <meta:editing-duration>P5DT2H15M3S</meta:editing-duration>
    <dc:date>2016-07-18T03:07:29.733543430</dc:date>
    <dc:creator>Josep Bornas</dc:creator>
    <meta:document-statistic meta:table-count="6" meta:image-count="3" meta:object-count="0" meta:page-count="5" meta:paragraph-count="180" meta:word-count="708" meta:character-count="5450" meta:non-whitespace-character-count="3979"/>
    <meta:user-defined meta:name="Info 1"/>
    <meta:user-defined meta:name="Info 2"/>
    <meta:user-defined meta:name="Info 3"/>
    <meta:user-defined meta:name="Info 4"/>
  </office:meta>
</office:document-meta>
</file>